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212cm" svg:stroke-color="#000000" draw:marker-start-width="0.518cm" draw:marker-end-width="0.518cm" draw:fill-color="#2a6099" draw:textarea-horizontal-align="justify" draw:textarea-vertical-align="middle" draw:auto-grow-height="false" fo:min-height="0.436cm" fo:min-width="3.793cm" fo:padding-top="0.231cm" fo:padding-bottom="0.231cm" fo:padding-left="0.356cm" fo:padding-right="0.356cm"/>
    </style:style>
    <style:style style:name="gr2" style:family="graphic" style:parent-style-name="standard">
      <style:graphic-properties svg:stroke-width="0.212cm" svg:stroke-color="#000000" draw:marker-start-width="0.518cm" draw:marker-end-width="0.518cm" draw:fill-color="#2a6099" draw:textarea-horizontal-align="justify" draw:textarea-vertical-align="middle" draw:auto-grow-height="false" fo:min-height="0.436cm" fo:min-width="0.208cm" fo:padding-top="0.231cm" fo:padding-bottom="0.231cm" fo:padding-left="0.356cm" fo:padding-right="0.356cm"/>
    </style:style>
    <style:style style:name="gr3" style:family="graphic" style:parent-style-name="standard">
      <style:graphic-properties svg:stroke-width="0.212cm" svg:stroke-color="#000000" draw:marker-start-width="0.518cm" draw:marker-end-width="0.518cm" draw:fill-color="#2a6099" draw:textarea-horizontal-align="justify" draw:textarea-vertical-align="middle" draw:auto-grow-height="false" fo:min-height="0.436cm" fo:min-width="0.207cm" fo:padding-top="0.231cm" fo:padding-bottom="0.231cm" fo:padding-left="0.356cm" fo:padding-right="0.356cm"/>
    </style:style>
    <style:style style:name="gr4" style:family="graphic" style:parent-style-name="standard">
      <style:graphic-properties draw:stroke="none" svg:stroke-color="#000000" draw:fill="solid" draw:fill-color="#000000" draw:textarea-horizontal-align="center" draw:textarea-vertical-align="middle" fo:min-height="3.946cm" draw:shadow="hidden"/>
      <style:paragraph-properties style:writing-mode="lr-tb"/>
    </style:style>
    <style:style style:name="P1" style:family="paragraph">
      <loext:graphic-properties draw:fill-color="#2a6099"/>
      <style:paragraph-properties fo:text-align="center"/>
    </style:style>
    <style:style style:name="P2" style:family="paragraph">
      <loext:graphic-properties draw:fill="solid" draw:fill-color="#000000"/>
      <style:paragraph-properties fo:text-align="center"/>
      <style:text-properties style:font-name="Bitstream Vera Sans" fo:font-size="96pt" style:font-size-asian="96pt" style:font-size-complex="96pt"/>
    </style:style>
  </office:automatic-styles>
  <office:body>
    <office:drawing>
      <draw:page draw:name="page1" draw:style-name="dp1" draw:master-page-name="Default">
        <draw:g>
          <draw:g>
            <draw:custom-shape draw:style-name="gr1" draw:text-style-name="P1" draw:layer="layout" svg:width="4.877cm" svg:height="1.27cm" svg:x="1.27cm" svg:y="6.9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292cm" svg:height="1.27cm" svg:x="7.569cm" svg:y="6.9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291cm" svg:height="1.27cm" svg:x="10.262cm" svg:y="6.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291cm" svg:height="1.27cm" svg:x="12.882cm" svg:y="6.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4" draw:text-style-name="P2" draw:layer="layout" svg:width="4.948cm" svg:height="4.873cm" svg:x="1.269cm" svg:y="1.475cm" svg:viewBox="0 0 4949 4874" svg:d="M944 2547v1785h1514l184-3 172-10 160-18 147-24 135-31 63-18 59-20 57-21 54-23 50-25 47-27 45-28 41-31 39-32 36-34 33-36 30-37 27-40 25-41 21-43 19-45 28-95 18-102 5-110-5-111-18-103-28-95-19-45-21-43-25-41-27-40-30-37-33-36-36-33-39-32-41-30-45-28-47-26-50-25-54-23-57-21-59-20-63-17-135-31-147-24-160-17-172-10-184-3zM944 542v1469h1397l167-3 157-8 145-14 134-20 124-26 112-31 52-17 49-19 47-21 43-22 42-23 38-25 36-27 33-27 30-30 28-31 25-32 23-34 19-35 18-37 14-38 12-40 16-84 5-90-5-90-16-83-12-40-14-38-18-37-19-35-23-34-25-32-28-31-30-29-33-28-36-27-38-25-42-23-43-22-47-21-49-19-52-18-112-32-124-25-134-20-145-15-157-8-167-3zM0 0h2411l262 5 247 15 231 24 216 34 200 44 185 54 86 31 83 33 79 36 75 37 70 41 67 42 61 44 57 47 53 48 48 51 43 52 39 55 34 57 30 59 25 60 20 63 16 65 12 67 9 141-5 109-14 103-23 98-33 91-42 87-51 80-61 75-34 35-36 34-39 32-40 31-43 29-45 27-47 26-50 25-105 44-115 38-123 32-131 26-141 19 170 30 159 37 150 44 140 51 130 58 121 65 111 72 101 79 90 86 79 90 66 96 54 101 42 106 30 111 19 116 6 122-10 158-30 150-22 71-28 69-32 66-37 64-42 62-48 60-52 57-57 55-62 53-67 50-72 48-77 46-81 43-86 40-90 37-94 35-201 61-218 50-234 39-251 28-269 17-284 5h-2505z">
              <text:p/>
            </draw:path>
            <draw:path draw:style-name="gr4" draw:text-style-name="P2" draw:layer="layout" svg:width="0.859cm" svg:height="5.079cm" svg:x="7.799cm" svg:y="1.27cm" svg:viewBox="0 0 860 5080" svg:d="M0 1423h860v3657h-860zM0 0h860v761h-860z">
              <text:p/>
            </draw:path>
            <draw:polygon draw:style-name="gr4" draw:text-style-name="P2" draw:layer="layout" svg:width="0.859cm" svg:height="5.08cm" svg:x="10.455cm" svg:y="1.27cm" svg:viewBox="0 0 860 5081" draw:points="0,0 860,0 860,5081 0,5081">
              <text:p/>
            </draw:polygon>
            <draw:polygon draw:style-name="gr4" draw:text-style-name="P2" draw:layer="layout" svg:width="0.859cm" svg:height="5.08cm" svg:x="13.111cm" svg:y="1.27cm" svg:viewBox="0 0 860 5081" draw:points="0,0 860,0 860,5081 0,5081">
              <text:p/>
            </draw:polygon>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5.24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2T13:47:39.814035462</meta:creation-date>
    <dc:date>2022-01-12T14:08:03.456191808</dc:date>
    <meta:editing-duration>PT17M16S</meta:editing-duration>
    <meta:editing-cycles>3</meta:editing-cycles>
    <meta:generator>LibreOffice/6.4.7.2$Linux_X86_64 LibreOffice_project/40$Build-2</meta:generator>
    <meta:document-statistic meta:object-count="11"/>
  </office:meta>
</office:document-meta>
</file>